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margin-left="12.7cm" fo:margin-right="1.429cm" fo:text-align="center" style:justify-single-word="false" fo:text-indent="1.27cm" style:auto-text-indent="false"/>
      <style:text-properties style:font-name="Times New Roman" fo:font-size="11pt" officeooo:rsid="00932eee" officeooo:paragraph-rsid="00932eee" style:font-name-asian="PMingLiU" style:font-size-asian="11pt" style:language-asian="zh" style:country-asian="TW" style:font-name-complex="Times New Roman1" style:font-size-complex="11pt"/>
    </style:style>
    <style:style style:name="P2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3" style:family="paragraph" style:parent-style-name="List_20_Paragraph">
      <style:paragraph-properties fo:text-align="end" style:justify-single-word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4" style:family="paragraph" style:parent-style-name="List_20_Paragraph">
      <style:paragraph-properties fo:margin-left="0cm" fo:margin-right="0.582cm" fo:text-indent="0cm" style:auto-text-indent="false"/>
      <style:text-properties fo:font-size="11pt" style:font-size-asian="11pt" style:font-size-complex="11pt"/>
    </style:style>
    <style:style style:name="P5" style:family="paragraph" style:parent-style-name="List_20_Paragraph">
      <style:paragraph-properties fo:margin-left="0cm" fo:margin-right="0.582cm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6" style:family="paragraph" style:parent-style-name="List_20_Paragraph">
      <style:paragraph-properties fo:margin-left="11.43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fo:font-weight="normal" officeooo:paragraph-rsid="001351e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style:font-name-asian="PMingLiU" style:font-size-asian="7pt" style:language-asian="zh" style:country-asian="TW" style:font-name-complex="Times New Roman1" style:font-size-complex="8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paragraph-rsid="00639b8e" style:font-name-asian="PMingLiU" style:font-size-asian="7pt" style:language-asian="zh" style:country-asian="TW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paragraph-rsid="0039bb8c" style:font-name-asian="PMingLiU" style:font-size-asian="7pt" style:language-asian="zh" style:country-asian="TW" style:font-name-complex="Times New Roman1" style:font-size-complex="8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rsid="003efee5" officeooo:paragraph-rsid="00497ef5" style:font-name-asian="PMingLiU" style:font-size-asian="7pt" style:language-asian="zh" style:country-asian="TW" style:font-name-complex="Times New Roman1" style:font-size-complex="8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rsid="004e1a63" officeooo:paragraph-rsid="005047a4" style:font-name-asian="PMingLiU" style:font-size-asian="7pt" style:language-asian="zh" style:country-asian="TW" style:font-name-complex="Times New Roman1" style:font-size-complex="8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rsid="003b7f77" officeooo:paragraph-rsid="006a99ab" style:font-name-asian="PMingLiU" style:font-size-asian="7pt" style:language-asian="zh" style:country-asian="TW" style:font-name-complex="Times New Roman1" style:font-size-complex="8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9bb8c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497ef5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5047a4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639b8e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265cm"/>
          <style:tab-stop style:position="1.799cm"/>
        </style:tab-stops>
      </style:paragraph-properties>
      <style:text-properties fo:font-size="8pt" officeooo:paragraph-rsid="00455435" style:font-size-asian="7pt" style:font-size-complex="8pt"/>
    </style:style>
    <style:style style:name="P23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3efee5"/>
    </style:style>
    <style:style style:name="P24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4285d5"/>
    </style:style>
    <style:style style:name="P25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6cf8ce"/>
    </style:style>
    <style:style style:name="P26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265cm"/>
          <style:tab-stop style:position="1.799cm"/>
        </style:tab-stops>
      </style:paragraph-properties>
      <style:text-properties officeooo:paragraph-rsid="006e1ec1"/>
    </style:style>
    <style:style style:name="P27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28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29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1pt" officeooo:paragraph-rsid="001351e1" style:font-name-asian="PMingLiU" style:font-size-asian="11pt" style:language-asian="zh" style:country-asian="TW" style:font-name-complex="Times New Roman1" style:font-size-complex="11pt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acb794" style:font-size-asian="11pt" style:font-size-complex="11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style:text-underline-style="solid" style:text-underline-width="auto" style:text-underline-color="font-color" officeooo:paragraph-rsid="00ab29e1" style:font-size-asian="7pt" style:font-name-complex="Times New Roman1" style:font-size-complex="8pt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officeooo:paragraph-rsid="00acb794" style:font-name-asian="PMingLiU" style:font-size-asian="7pt" style:language-asian="zh" style:country-asian="TW" style:font-name-complex="Times New Roman1" style:font-size-complex="8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36f09a" officeooo:paragraph-rsid="00ab29e1" style:font-size-asian="11pt" style:font-weight-asian="bold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/>
      <style:text-properties style:font-name="Times New Roman" fo:font-size="11pt" style:font-name-asian="PMingLiU" style:font-size-asian="11pt" style:language-asian="zh" style:country-asian="TW" style:font-name-complex="Times New Roman1" style:font-size-complex="11pt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ac8680"/>
    </style:style>
    <style:style style:name="T1" style:family="text">
      <style:text-properties style:font-name="Times New Roman" style:font-name-asian="PMingLiU" style:language-asian="zh" style:country-asian="TW" style:font-name-complex="Times New Roman1"/>
    </style:style>
    <style:style style:name="T2" style:family="text">
      <style:text-properties style:font-name="Times New Roman" officeooo:rsid="001351e1" style:font-name-asian="PMingLiU" style:language-asian="zh" style:country-asian="TW" style:font-name-complex="Times New Roman1"/>
    </style:style>
    <style:style style:name="T3" style:family="text">
      <style:text-properties style:font-name="Times New Roman" officeooo:rsid="0012ce27" style:font-name-asian="PMingLiU" style:language-asian="zh" style:country-asian="TW" style:font-name-complex="Times New Roman1"/>
    </style:style>
    <style:style style:name="T4" style:family="text">
      <style:text-properties style:font-name="Times New Roman" officeooo:rsid="0039bb8c" style:font-name-asian="PMingLiU" style:language-asian="zh" style:country-asian="TW" style:font-name-complex="Times New Roman1"/>
    </style:style>
    <style:style style:name="T5" style:family="text">
      <style:text-properties style:font-name="Times New Roman" officeooo:rsid="003b7f77" style:font-name-asian="PMingLiU" style:language-asian="zh" style:country-asian="TW" style:font-name-complex="Times New Roman1"/>
    </style:style>
    <style:style style:name="T6" style:family="text">
      <style:text-properties style:font-name="Times New Roman" officeooo:rsid="003d56ce" style:font-name-asian="PMingLiU" style:language-asian="zh" style:country-asian="TW" style:font-name-complex="Times New Roman1"/>
    </style:style>
    <style:style style:name="T7" style:family="text">
      <style:text-properties style:font-name="Times New Roman" officeooo:rsid="003efee5" style:font-name-asian="PMingLiU" style:language-asian="zh" style:country-asian="TW" style:font-name-complex="Times New Roman1"/>
    </style:style>
    <style:style style:name="T8" style:family="text">
      <style:text-properties style:font-name="Times New Roman" officeooo:rsid="006c16f5" style:font-name-asian="PMingLiU" style:language-asian="zh" style:country-asian="TW" style:font-name-complex="Times New Roman1"/>
    </style:style>
    <style:style style:name="T9" style:family="text">
      <style:text-properties style:font-name="Times New Roman" officeooo:rsid="00968f62" style:font-name-asian="PMingLiU" style:language-asian="zh" style:country-asian="TW" style:font-name-complex="Times New Roman1"/>
    </style:style>
    <style:style style:name="T10" style:family="text">
      <style:text-properties style:font-name="Times New Roman" officeooo:rsid="00497ef5" style:font-name-asian="PMingLiU" style:language-asian="zh" style:country-asian="TW" style:font-name-complex="Times New Roman1"/>
    </style:style>
    <style:style style:name="T11" style:family="text">
      <style:text-properties style:font-name="Times New Roman" officeooo:rsid="0043bf2b" style:font-name-asian="PMingLiU" style:language-asian="zh" style:country-asian="TW" style:font-name-complex="Times New Roman1"/>
    </style:style>
    <style:style style:name="T12" style:family="text">
      <style:text-properties style:font-name="Times New Roman" officeooo:rsid="004b2445" style:font-name-asian="PMingLiU" style:language-asian="zh" style:country-asian="TW" style:font-name-complex="Times New Roman1"/>
    </style:style>
    <style:style style:name="T13" style:family="text">
      <style:text-properties style:font-name="Times New Roman" officeooo:rsid="0058c4e0" style:font-name-asian="PMingLiU" style:language-asian="zh" style:country-asian="TW" style:font-name-complex="Times New Roman1"/>
    </style:style>
    <style:style style:name="T14" style:family="text">
      <style:text-properties style:font-name="Times New Roman" officeooo:rsid="0059b686" style:font-name-asian="PMingLiU" style:language-asian="zh" style:country-asian="TW" style:font-name-complex="Times New Roman1"/>
    </style:style>
    <style:style style:name="T15" style:family="text">
      <style:text-properties style:font-name="Times New Roman" officeooo:rsid="005a0973" style:font-name-asian="PMingLiU" style:language-asian="zh" style:country-asian="TW" style:font-name-complex="Times New Roman1"/>
    </style:style>
    <style:style style:name="T16" style:family="text">
      <style:text-properties style:font-name="Times New Roman" officeooo:rsid="004bc695" style:font-name-asian="PMingLiU" style:language-asian="zh" style:country-asian="TW" style:font-name-complex="Times New Roman1"/>
    </style:style>
    <style:style style:name="T17" style:family="text">
      <style:text-properties style:font-name="Times New Roman" officeooo:rsid="004d3f8e" style:font-name-asian="PMingLiU" style:language-asian="zh" style:country-asian="TW" style:font-name-complex="Times New Roman1"/>
    </style:style>
    <style:style style:name="T18" style:family="text">
      <style:text-properties style:font-name="Times New Roman" officeooo:rsid="004e1a63" style:font-name-asian="PMingLiU" style:language-asian="zh" style:country-asian="TW" style:font-name-complex="Times New Roman1"/>
    </style:style>
    <style:style style:name="T19" style:family="text">
      <style:text-properties style:font-name="Times New Roman" officeooo:rsid="005ac7fa" style:font-name-asian="PMingLiU" style:language-asian="zh" style:country-asian="TW" style:font-name-complex="Times New Roman1"/>
    </style:style>
    <style:style style:name="T20" style:family="text">
      <style:text-properties style:font-name="Times New Roman" officeooo:rsid="005047a4" style:font-name-asian="PMingLiU" style:language-asian="zh" style:country-asian="TW" style:font-name-complex="Times New Roman1"/>
    </style:style>
    <style:style style:name="T21" style:family="text">
      <style:text-properties style:font-name="Times New Roman" officeooo:rsid="006febfb" style:font-name-asian="PMingLiU" style:language-asian="zh" style:country-asian="TW" style:font-name-complex="Times New Roman1"/>
    </style:style>
    <style:style style:name="T22" style:family="text">
      <style:text-properties style:font-name="Times New Roman" officeooo:rsid="005625e2" style:font-name-asian="PMingLiU" style:language-asian="zh" style:country-asian="TW" style:font-name-complex="Times New Roman1"/>
    </style:style>
    <style:style style:name="T23" style:family="text">
      <style:text-properties style:font-name="Times New Roman" officeooo:rsid="0060d8cf" style:font-name-asian="PMingLiU" style:language-asian="zh" style:country-asian="TW" style:font-name-complex="Times New Roman1"/>
    </style:style>
    <style:style style:name="T24" style:family="text">
      <style:text-properties style:font-name="Times New Roman" officeooo:rsid="005ec808" style:font-name-asian="PMingLiU" style:language-asian="zh" style:country-asian="TW" style:font-name-complex="Times New Roman1"/>
    </style:style>
    <style:style style:name="T25" style:family="text">
      <style:text-properties style:font-name="Times New Roman" officeooo:rsid="00568d85" style:font-name-asian="PMingLiU" style:language-asian="zh" style:country-asian="TW" style:font-name-complex="Times New Roman1"/>
    </style:style>
    <style:style style:name="T26" style:family="text">
      <style:text-properties style:font-name="Times New Roman" officeooo:rsid="00578ebe" style:font-name-asian="PMingLiU" style:language-asian="zh" style:country-asian="TW" style:font-name-complex="Times New Roman1"/>
    </style:style>
    <style:style style:name="T27" style:family="text">
      <style:text-properties style:font-name="Times New Roman" officeooo:rsid="006826a0" style:font-name-asian="PMingLiU" style:language-asian="zh" style:country-asian="TW" style:font-name-complex="Times New Roman1"/>
    </style:style>
    <style:style style:name="T28" style:family="text">
      <style:text-properties style:font-name="Times New Roman" officeooo:rsid="0068a68c" style:font-name-asian="PMingLiU" style:language-asian="zh" style:country-asian="TW" style:font-name-complex="Times New Roman1"/>
    </style:style>
    <style:style style:name="T29" style:family="text">
      <style:text-properties style:font-name="Times New Roman" officeooo:rsid="0077ba77" style:font-name-asian="PMingLiU" style:language-asian="zh" style:country-asian="TW" style:font-name-complex="Times New Roman1"/>
    </style:style>
    <style:style style:name="T30" style:family="text">
      <style:text-properties style:font-name="Times New Roman" officeooo:rsid="0091459f" style:font-name-asian="PMingLiU" style:language-asian="zh" style:country-asian="TW" style:font-name-complex="Times New Roman1"/>
    </style:style>
    <style:style style:name="T31" style:family="text">
      <style:text-properties style:font-name="Times New Roman" officeooo:rsid="0021731b" style:font-name-asian="PMingLiU" style:language-asian="zh" style:country-asian="TW" style:font-name-complex="Times New Roman1"/>
    </style:style>
    <style:style style:name="T32" style:family="text">
      <style:text-properties style:font-name="Times New Roman" officeooo:rsid="00309941" style:font-name-asian="PMingLiU" style:language-asian="zh" style:country-asian="TW" style:font-name-complex="Times New Roman1"/>
    </style:style>
    <style:style style:name="T33" style:family="text">
      <style:text-properties style:font-name="Times New Roman" officeooo:rsid="003283b4" style:font-name-asian="PMingLiU" style:language-asian="zh" style:country-asian="TW" style:font-name-complex="Times New Roman1"/>
    </style:style>
    <style:style style:name="T34" style:family="text">
      <style:text-properties style:font-name="Times New Roman" officeooo:rsid="002d0a7c" style:font-name-asian="PMingLiU" style:language-asian="zh" style:country-asian="TW" style:font-name-complex="Times New Roman1"/>
    </style:style>
    <style:style style:name="T35" style:family="text">
      <style:text-properties style:font-name="Times New Roman" officeooo:rsid="0030ad0b" style:font-name-asian="PMingLiU" style:language-asian="zh" style:country-asian="TW" style:font-name-complex="Times New Roman1"/>
    </style:style>
    <style:style style:name="T36" style:family="text">
      <style:text-properties style:font-name="Times New Roman" officeooo:rsid="00a3ac0e" style:font-name-asian="PMingLiU" style:language-asian="zh" style:country-asian="TW" style:font-name-complex="Times New Roman1"/>
    </style:style>
    <style:style style:name="T37" style:family="text">
      <style:text-properties style:font-name="Times New Roman" officeooo:rsid="00a87d4e" style:font-name-asian="PMingLiU" style:language-asian="zh" style:country-asian="TW" style:font-name-complex="Times New Roman1"/>
    </style:style>
    <style:style style:name="T38" style:family="text">
      <style:text-properties style:font-name="Times New Roman" officeooo:rsid="00b74b94" style:font-name-asian="PMingLiU" style:language-asian="zh" style:country-asian="TW" style:font-name-complex="Times New Roman1"/>
    </style:style>
    <style:style style:name="T39" style:family="text">
      <style:text-properties style:font-name="Times New Roman" officeooo:rsid="00be0f91" style:font-name-asian="PMingLiU" style:language-asian="zh" style:country-asian="TW" style:font-name-complex="Times New Roman1"/>
    </style:style>
    <style:style style:name="T40" style:family="text">
      <style:text-properties style:font-name="Times New Roman" officeooo:rsid="00c01f25" style:font-name-asian="PMingLiU" style:language-asian="zh" style:country-asian="TW" style:font-name-complex="Times New Roman1"/>
    </style:style>
    <style:style style:name="T41" style:family="text">
      <style:text-properties style:font-name="Times New Roman" officeooo:rsid="00c9bdf5" style:font-name-asian="PMingLiU" style:language-asian="zh" style:country-asian="TW" style:font-name-complex="Times New Roman1"/>
    </style:style>
    <style:style style:name="T42" style:family="text">
      <style:text-properties style:font-name="Times New Roman" officeooo:rsid="00cb6c65" style:font-name-asian="PMingLiU" style:language-asian="zh" style:country-asian="TW" style:font-name-complex="Times New Roman1"/>
    </style:style>
    <style:style style:name="T43" style:family="text">
      <style:text-properties style:font-name="Times New Roman" officeooo:rsid="00cbe3d6" style:font-name-asian="PMingLiU" style:language-asian="zh" style:country-asian="TW" style:font-name-complex="Times New Roman1"/>
    </style:style>
    <style:style style:name="T44" style:family="text">
      <style:text-properties style:font-name="Times New Roman" officeooo:rsid="00c36d16" style:font-name-asian="PMingLiU" style:language-asian="zh" style:country-asian="TW" style:font-name-complex="Times New Roman1"/>
    </style:style>
    <style:style style:name="T45" style:family="text">
      <style:text-properties style:font-name="Times New Roman" officeooo:rsid="00c46635" style:font-name-asian="PMingLiU" style:language-asian="zh" style:country-asian="TW" style:font-name-complex="Times New Roman1"/>
    </style:style>
    <style:style style:name="T46" style:family="text">
      <style:text-properties style:font-name="Times New Roman" officeooo:rsid="00c8d40f" style:font-name-asian="PMingLiU" style:language-asian="zh" style:country-asian="TW" style:font-name-complex="Times New Roman1"/>
    </style:style>
    <style:style style:name="T47" style:family="text">
      <style:text-properties style:font-name="Times New Roman" officeooo:rsid="00dd59fb" style:font-name-asian="PMingLiU" style:language-asian="zh" style:country-asian="TW" style:font-name-complex="Times New Roman1"/>
    </style:style>
    <style:style style:name="T48" style:family="text">
      <style:text-properties style:font-name="Times New Roman" officeooo:rsid="00c59375" style:font-name-asian="PMingLiU" style:language-asian="zh" style:country-asian="TW" style:font-name-complex="Times New Roman1"/>
    </style:style>
    <style:style style:name="T49" style:family="text">
      <style:text-properties style:font-name="Times New Roman" officeooo:rsid="00d019f9" style:font-name-asian="PMingLiU" style:language-asian="zh" style:country-asian="TW" style:font-name-complex="Times New Roman1"/>
    </style:style>
    <style:style style:name="T50" style:family="text">
      <style:text-properties style:font-name="Times New Roman" officeooo:rsid="00b47a60" style:font-name-asian="PMingLiU" style:language-asian="zh" style:country-asian="TW" style:font-name-complex="Times New Roman1"/>
    </style:style>
    <style:style style:name="T51" style:family="text">
      <style:text-properties style:font-name="Times New Roman" officeooo:rsid="00a5d404" style:font-name-asian="PMingLiU" style:language-asian="zh" style:country-asian="TW" style:font-name-complex="Times New Roman1"/>
    </style:style>
    <style:style style:name="T52" style:family="text">
      <style:text-properties style:font-name="Times New Roman" officeooo:rsid="00e61558" style:font-name-asian="PMingLiU" style:language-asian="zh" style:country-asian="TW" style:font-name-complex="Times New Roman1"/>
    </style:style>
    <style:style style:name="T53" style:family="text">
      <style:text-properties style:font-name="Times New Roman" officeooo:rsid="00ad20f5" style:font-name-asian="PMingLiU" style:language-asian="zh" style:country-asian="TW" style:font-name-complex="Times New Roman1"/>
    </style:style>
    <style:style style:name="T54" style:family="text">
      <style:text-properties style:font-name="Times New Roman" officeooo:rsid="00a894f2" style:font-name-asian="PMingLiU" style:language-asian="zh" style:country-asian="TW" style:font-name-complex="Times New Roman1"/>
    </style:style>
    <style:style style:name="T55" style:family="text">
      <style:text-properties style:font-name="Times New Roman" style:font-name-complex="Times New Roman1"/>
    </style:style>
    <style:style style:name="T56" style:family="text">
      <style:text-properties style:font-name="Times New Roman" officeooo:rsid="00309941" style:font-name-complex="Times New Roman1"/>
    </style:style>
    <style:style style:name="T57" style:family="text">
      <style:text-properties style:font-name="Times New Roman" officeooo:rsid="00141361" style:font-name-complex="Times New Roman1"/>
    </style:style>
    <style:style style:name="T58" style:family="text">
      <style:text-properties style:font-name="Times New Roman" officeooo:rsid="006a99ab" style:font-name-complex="Times New Roman1"/>
    </style:style>
    <style:style style:name="T59" style:family="text">
      <style:text-properties style:font-name="Times New Roman" officeooo:rsid="00398f38" style:font-name-complex="Times New Roman1"/>
    </style:style>
    <style:style style:name="T60" style:family="text">
      <style:text-properties style:font-name="Times New Roman" officeooo:rsid="00a23a13" style:font-name-complex="Times New Roman1"/>
    </style:style>
    <style:style style:name="T61" style:family="text">
      <style:text-properties style:font-name="Times New Roman" officeooo:rsid="00aa9259" style:font-name-complex="Times New Roman1"/>
    </style:style>
    <style:style style:name="T62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63" style:family="text">
      <style:text-properties style:font-name="Times New Roman" style:text-underline-style="solid" style:text-underline-width="auto" style:text-underline-color="font-color" officeooo:rsid="002de20c" style:font-name-complex="Times New Roman1"/>
    </style:style>
    <style:style style:name="T64" style:family="text">
      <style:text-properties style:font-name="Times New Roman" style:text-underline-style="solid" style:text-underline-width="auto" style:text-underline-color="font-color" style:font-name-asian="PMingLiU" style:language-asian="zh" style:country-asian="TW" style:font-name-complex="Times New Roman1"/>
    </style:style>
    <style:style style:name="T65" style:family="text">
      <style:text-properties style:font-name="Times New Roman" style:text-underline-style="solid" style:text-underline-width="auto" style:text-underline-color="font-color" officeooo:rsid="00141361" style:font-name-asian="PMingLiU" style:language-asian="zh" style:country-asian="TW" style:font-name-complex="Times New Roman1"/>
    </style:style>
    <style:style style:name="T66" style:family="text">
      <style:text-properties style:font-name="Times New Roman" style:text-underline-style="solid" style:text-underline-width="auto" style:text-underline-color="font-color" officeooo:rsid="00929c2b" style:font-name-asian="PMingLiU" style:language-asian="zh" style:country-asian="TW" style:font-name-complex="Times New Roman1"/>
    </style:style>
    <style:style style:name="T67" style:family="text">
      <style:text-properties style:font-name="Times New Roman" style:text-underline-style="solid" style:text-underline-width="auto" style:text-underline-color="font-color" officeooo:rsid="0021731b" style:font-name-asian="PMingLiU" style:language-asian="zh" style:country-asian="TW" style:font-name-complex="Times New Roman1"/>
    </style:style>
    <style:style style:name="T68" style:family="text">
      <style:text-properties style:font-name="Times New Roman" style:text-underline-style="solid" style:text-underline-width="auto" style:text-underline-color="font-color" officeooo:rsid="0094002f" style:font-name-asian="PMingLiU" style:language-asian="zh" style:country-asian="TW" style:font-name-complex="Times New Roman1"/>
    </style:style>
    <style:style style:name="T69" style:family="text">
      <style:text-properties style:font-name="Times New Roman" style:text-underline-style="solid" style:text-underline-width="auto" style:text-underline-color="font-color" officeooo:rsid="0022468a" style:font-name-asian="PMingLiU" style:language-asian="zh" style:country-asian="TW" style:font-name-complex="Times New Roman1"/>
    </style:style>
    <style:style style:name="T70" style:family="text">
      <style:text-properties style:font-name="Times New Roman" style:text-underline-style="solid" style:text-underline-width="auto" style:text-underline-color="font-color" officeooo:rsid="003283b4" style:font-name-asian="PMingLiU" style:language-asian="zh" style:country-asian="TW" style:font-name-complex="Times New Roman1"/>
    </style:style>
    <style:style style:name="T71" style:family="text">
      <style:text-properties style:font-name="Times New Roman" fo:font-size="11pt" officeooo:rsid="003efee5" style:font-name-asian="PMingLiU" style:font-size-asian="11pt" style:language-asian="zh" style:country-asian="TW" style:font-name-complex="Times New Roman1" style:font-size-complex="11pt"/>
    </style:style>
    <style:style style:name="T72" style:family="text">
      <style:text-properties style:font-name="Times New Roman" fo:font-size="11pt" officeooo:rsid="00a51a76" style:font-name-asian="PMingLiU" style:font-size-asian="11pt" style:language-asian="zh" style:country-asian="TW" style:font-name-complex="Times New Roman1" style:font-size-complex="11pt"/>
    </style:style>
    <style:style style:name="T73" style:family="text">
      <style:text-properties style:font-name="Times New Roman" fo:font-size="11pt" officeooo:rsid="006cf8ce" style:font-name-asian="PMingLiU" style:font-size-asian="11pt" style:language-asian="zh" style:country-asian="TW" style:font-name-complex="Times New Roman1" style:font-size-complex="11pt"/>
    </style:style>
    <style:style style:name="T74" style:family="text">
      <style:text-properties style:font-name="Times New Roman" fo:font-size="11pt" officeooo:rsid="0040b584" style:font-name-asian="PMingLiU" style:font-size-asian="11pt" style:language-asian="zh" style:country-asian="TW" style:font-name-complex="Times New Roman1" style:font-size-complex="11pt"/>
    </style:style>
    <style:style style:name="T75" style:family="text">
      <style:text-properties style:font-name="Times New Roman" fo:font-size="11pt" officeooo:rsid="00425059" style:font-name-asian="PMingLiU" style:font-size-asian="11pt" style:language-asian="zh" style:country-asian="TW" style:font-name-complex="Times New Roman1" style:font-size-complex="11pt"/>
    </style:style>
    <style:style style:name="T76" style:family="text">
      <style:text-properties style:font-name="Times New Roman" fo:font-size="11pt" officeooo:rsid="004285d5" style:font-name-asian="PMingLiU" style:font-size-asian="11pt" style:language-asian="zh" style:country-asian="TW" style:font-name-complex="Times New Roman1" style:font-size-complex="11pt"/>
    </style:style>
    <style:style style:name="T77" style:family="text">
      <style:text-properties style:font-name="Times New Roman" fo:font-size="11pt" officeooo:rsid="006fea51" style:font-name-asian="PMingLiU" style:font-size-asian="11pt" style:language-asian="zh" style:country-asian="TW" style:font-name-complex="Times New Roman1" style:font-size-complex="11pt"/>
    </style:style>
    <style:style style:name="T78" style:family="text">
      <style:text-properties style:font-name="Times New Roman" fo:font-size="11pt" officeooo:rsid="0039bb8c" style:font-name-asian="PMingLiU" style:font-size-asian="11pt" style:language-asian="zh" style:country-asian="TW" style:font-name-complex="Times New Roman1" style:font-size-complex="11pt"/>
    </style:style>
    <style:style style:name="T79" style:family="text">
      <style:text-properties style:font-name="Times New Roman" fo:font-size="11pt" officeooo:rsid="006a99ab" style:font-name-asian="PMingLiU" style:font-size-asian="11pt" style:language-asian="zh" style:country-asian="TW" style:font-name-complex="Times New Roman1" style:font-size-complex="11pt"/>
    </style:style>
    <style:style style:name="T80" style:family="text">
      <style:text-properties style:font-name="Times New Roman" fo:font-size="11pt" officeooo:rsid="0080945f" style:font-name-asian="PMingLiU" style:font-size-asian="11pt" style:language-asian="zh" style:country-asian="TW" style:font-name-complex="Times New Roman1" style:font-size-complex="11pt"/>
    </style:style>
    <style:style style:name="T81" style:family="text">
      <style:text-properties style:font-name="Times New Roman" fo:font-size="11pt" officeooo:rsid="00822bd9" style:font-name-asian="PMingLiU" style:font-size-asian="11pt" style:language-asian="zh" style:country-asian="TW" style:font-name-complex="Times New Roman1" style:font-size-complex="11pt"/>
    </style:style>
    <style:style style:name="T82" style:family="text">
      <style:text-properties style:font-name="Times New Roman" fo:font-size="11pt" officeooo:rsid="00882abf" style:font-name-asian="PMingLiU" style:font-size-asian="11pt" style:language-asian="zh" style:country-asian="TW" style:font-name-complex="Times New Roman1" style:font-size-complex="11pt"/>
    </style:style>
    <style:style style:name="T83" style:family="text">
      <style:text-properties style:font-name="Times New Roman" fo:font-size="11pt" officeooo:rsid="007bc4cf" style:font-name-asian="PMingLiU" style:font-size-asian="11pt" style:language-asian="zh" style:country-asian="TW" style:font-name-complex="Times New Roman1" style:font-size-complex="11pt"/>
    </style:style>
    <style:style style:name="T84" style:family="text">
      <style:text-properties style:font-name="Times New Roman" fo:font-size="11pt" officeooo:rsid="00a5899c" style:font-name-asian="PMingLiU" style:font-size-asian="11pt" style:language-asian="zh" style:country-asian="TW" style:font-name-complex="Times New Roman1" style:font-size-complex="11pt"/>
    </style:style>
    <style:style style:name="T85" style:family="text">
      <style:text-properties style:font-name="Times New Roman" fo:font-size="11pt" officeooo:rsid="008af8dd" style:font-name-asian="PMingLiU" style:font-size-asian="11pt" style:language-asian="zh" style:country-asian="TW" style:font-name-complex="Times New Roman1" style:font-size-complex="11pt"/>
    </style:style>
    <style:style style:name="T86" style:family="text">
      <style:text-properties style:font-name="Times New Roman" fo:font-size="11pt" officeooo:rsid="0072ce01" style:font-name-asian="PMingLiU" style:font-size-asian="11pt" style:language-asian="zh" style:country-asian="TW" style:font-name-complex="Times New Roman1" style:font-size-complex="11pt"/>
    </style:style>
    <style:style style:name="T87" style:family="text">
      <style:text-properties style:font-name="Times New Roman" fo:font-size="11pt" officeooo:rsid="003b7f77" style:font-name-asian="PMingLiU" style:font-size-asian="11pt" style:language-asian="zh" style:country-asian="TW" style:font-name-complex="Times New Roman1" style:font-size-complex="11pt"/>
    </style:style>
    <style:style style:name="T88" style:family="text">
      <style:text-properties style:font-name="Times New Roman" fo:font-size="11pt" officeooo:rsid="00b89480" style:font-name-asian="PMingLiU" style:font-size-asian="11pt" style:language-asian="zh" style:country-asian="TW" style:font-name-complex="Times New Roman1" style:font-size-complex="11pt"/>
    </style:style>
    <style:style style:name="T89" style:family="text">
      <style:text-properties style:font-name="Times New Roman" fo:font-size="11pt" officeooo:rsid="00b9714e" style:font-name-asian="PMingLiU" style:font-size-asian="11pt" style:language-asian="zh" style:country-asian="TW" style:font-name-complex="Times New Roman1" style:font-size-complex="11pt"/>
    </style:style>
    <style:style style:name="T90" style:family="text">
      <style:text-properties style:font-name="Times New Roman" fo:font-size="11pt" officeooo:rsid="00bb701c" style:font-name-asian="PMingLiU" style:font-size-asian="11pt" style:language-asian="zh" style:country-asian="TW" style:font-name-complex="Times New Roman1" style:font-size-complex="11pt"/>
    </style:style>
    <style:style style:name="T91" style:family="text">
      <style:text-properties officeooo:rsid="00e8c7a4"/>
    </style:style>
    <style:style style:name="T92" style:family="text">
      <style:text-properties officeooo:rsid="00eab4fd"/>
    </style:style>
    <style:style style:name="T93" style:family="text">
      <style:text-properties officeooo:rsid="00e795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EPUBLIC OF THE PHILIPPINES)</text:p>
      <text:p text:style-name="P8"><text:span text:style-name="T2">MARIKINA CITY</text:span><text:span text:style-name="T3"><text:tab/><text:tab/><text:tab/><text:tab/></text:span><text:span text:style-name="T2">)</text:span><text:span text:style-name="T3">S.S.</text:span></text:p>
      <text:p text:style-name="P17"/>
      <text:p text:style-name="P34">BOARD RESOLUTION: <text:s/><text:span text:style-name="T91">CORPORAT</text:span><text:span text:style-name="T92">ION </text:span><text:span text:style-name="T93">RETIREMENT</text:span></text:p>
      <text:p text:style-name="P32"/>
      <text:p text:style-name="P32"/>
      <text:p text:style-name="P16"><text:span text:style-name="T55"><text:tab/>I, </text:span><text:span text:style-name="T56">SYSON, MICHAEL B.</text:span><text:span text:style-name="T55">, of legal age, </text:span><text:span text:style-name="T57">Filipino, </text:span><text:span text:style-name="T55">being the duly elected and qualified </text:span><text:span text:style-name="T58">President</text:span><text:span text:style-name="T55"> of </text:span><text:span text:style-name="T62">Usbong Social Systems, Inc.</text:span><text:span text:style-name="T55">, (the “Corporation”), </text:span><text:span text:style-name="T59">whose Securities and Exchange Commission (SEC) </text:span><text:span text:style-name="T61">Company R</text:span><text:span text:style-name="T59">egistration </text:span><text:span text:style-name="T61">N</text:span><text:span text:style-name="T59">umber is CS</text:span><text:span text:style-name="T60">123456789</text:span><text:span text:style-name="T59">,</text:span><text:span text:style-name="T55"> with principal office at </text:span><text:span text:style-name="T63">No. </text:span><text:span text:style-name="T62">2 E. Manalo (formerly, E. Rodriguez) Ave.,</text:span><text:bookmark text:name="_GoBack"/><text:span text:style-name="T62"> Sto. </text:span><text:span text:style-name="T64">Niño, Marikina City, 18</text:span><text:span text:style-name="T65">2</text:span><text:span text:style-name="T64">0, Philippines</text:span><text:span text:style-name="T1">, </text:span><text:bookmark-start text:name="__DdeLink__1758_2747055598"/><text:span text:style-name="T4">do hereby certify that </text:span><text:span text:style-name="T5">during the regular meeting of the Board of Directors held on 2020-05-</text:span><text:span text:style-name="T36">0</text:span><text:span text:style-name="T5">1, the following resolution was unanimasouly adopted:</text:span><text:bookmark-end text:name="__DdeLink__1758_2747055598"/></text:p>
      <text:p text:style-name="P12"/>
      <text:p text:style-name="P19"><text:bookmark-start text:name="__DdeLink__1748_2747055598"/><text:span text:style-name="T1"><text:tab/>“</text:span><text:span text:style-name="T6">RESOLVED, that </text:span><text:span text:style-name="T7">the following </text:span><text:span text:style-name="T8">Board Director</text:span><text:span text:style-name="T9">s</text:span><text:span text:style-name="T10"> </text:span><text:span text:style-name="T11">and </text:span><text:span text:style-name="T8">Secretary </text:span><text:span text:style-name="T12">are </text:span><text:span text:style-name="T7">resigned effective immediately:</text:span></text:p>
      <text:p text:style-name="P13"/>
      <text:p text:style-name="P23"><text:bookmark-end text:name="__DdeLink__1748_2747055598"/><text:span text:style-name="T71">1. </text:span><text:span text:style-name="T72">BERGSTEIN, AKI</text:span><text:span text:style-name="T71">., </text:span><text:bookmark-start text:name="__DdeLink__1760_2747055598"/><text:span text:style-name="T73">Board Director</text:span><text:bookmark-end text:name="__DdeLink__1760_2747055598"/><text:span text:style-name="T71"> </text:span><text:span text:style-name="T74">AND </text:span><text:span text:style-name="T73">Treasurer</text:span></text:p>
      <text:p text:style-name="P25"><text:span text:style-name="T74">2. </text:span><text:span text:style-name="T72">HALIMBAWA</text:span><text:span text:style-name="T74">, </text:span><text:span text:style-name="T73">Board Director</text:span></text:p>
      <text:p text:style-name="P25"><text:span text:style-name="T74">3. </text:span><text:span text:style-name="T72">HALIMBAWA</text:span><text:span text:style-name="T74">, </text:span><text:span text:style-name="T73">Board Director</text:span></text:p>
      <text:p text:style-name="P26"><text:span text:style-name="T74">4. </text:span><text:span text:style-name="T72">HALIMBAWA</text:span><text:span text:style-name="T75">, </text:span><text:span text:style-name="T73">Board Director</text:span></text:p>
      <text:p text:style-name="P24"><text:span text:style-name="T76">5. </text:span><text:span text:style-name="T72">HALIMBAWA</text:span><text:span text:style-name="T76">, </text:span><text:span text:style-name="T77">Secretary</text:span></text:p>
      <text:p text:style-name="P22"/>
      <text:p text:style-name="P20"><text:bookmark-start text:name="__DdeLink__1754_2747055598"/><text:span text:style-name="T1"><text:tab/>“</text:span><text:span text:style-name="T6">RESOLVED, that </text:span><text:span text:style-name="T13">the </text:span><text:span text:style-name="T14">resignator</text:span><text:span text:style-name="T15">s’</text:span><text:span text:style-name="T14"> </text:span><text:span text:style-name="T13">80% total </text:span><text:span text:style-name="T16">capital contribution value</text:span><text:span text:style-name="T17">d</text:span><text:span text:style-name="T16"> </text:span><text:span text:style-name="T17">at </text:span><text:span text:style-name="T16">4,000 (Philippine Peso), </text:span><text:span text:style-name="T18"><text:s/></text:span><text:span text:style-name="T19">is </text:span><text:span text:style-name="T20">transfered to </text:span><text:span text:style-name="T21">Board Director</text:span><text:span text:style-name="T20"> and </text:span><text:span text:style-name="T21">President</text:span><text:span text:style-name="T20">, SYSON, MICHAEL B., </text:span><text:span text:style-name="T22">who </text:span><text:span text:style-name="T23">as Beneficial Owner </text:span><text:span text:style-name="T24">now </text:span><text:span text:style-name="T25">owns </text:span><text:span text:style-name="T26">100%.”</text:span><text:span text:style-name="T22"> </text:span></text:p>
      <text:p text:style-name="P14"><text:bookmark-end text:name="__DdeLink__1754_2747055598"/></text:p>
      <text:p text:style-name="P36"><text:span text:style-name="T78"><text:tab/></text:span><text:span text:style-name="T79">In addition, </text:span><text:span text:style-name="T88">due to </text:span><text:span text:style-name="T89">system inefficiency </text:span><text:span text:style-name="T90">with </text:span><text:span text:style-name="T89">the SEC, </text:span><text:span text:style-name="T80">as recommended by </text:span><text:span text:style-name="T81">the </text:span><text:span text:style-name="T82">City of Marikina: </text:span><text:span text:style-name="T81">Business Permits &amp; Licensing Office </text:span><text:span text:style-name="T83">on 2021-06-23, </text:span><text:span text:style-name="T79">I </text:span><text:span text:style-name="T85">as President </text:span><text:span text:style-name="T78">do hereby certify </text:span><text:span text:style-name="T86">the following resolution</text:span><text:span text:style-name="T87">:</text:span></text:p>
      <text:p text:style-name="P15"/>
      <text:p text:style-name="P21"><text:bookmark text:name="__DdeLink__1756_2747055598"/><text:span text:style-name="T1"><text:tab/>“</text:span><text:span text:style-name="T6">RESOLVED, that </text:span><text:span text:style-name="T27">the Corporation </text:span><text:span text:style-name="T28">is </text:span><text:span text:style-name="T29">RETIRED”</text:span></text:p>
      <text:p text:style-name="P11"/>
      <text:p text:style-name="P31"><text:span text:style-name="T1"><text:tab/></text:span><text:span text:style-name="T38">T</text:span><text:span text:style-name="T39">he purpose </text:span><text:span text:style-name="T40">of this is to </text:span><text:span text:style-name="T41">continue </text:span><text:span text:style-name="T42">to </text:span><text:span text:style-name="T41">speed-up work </text:span><text:span text:style-name="T43">by </text:span><text:span text:style-name="T40">creat</text:span><text:span text:style-name="T43">ing</text:span><text:span text:style-name="T40"> </text:span><text:span text:style-name="T44">anew </text:span><text:span text:style-name="T45">with </text:span><text:span text:style-name="T46">S</text:span><text:span text:style-name="T44">ingle </text:span><text:span text:style-name="T46">P</text:span><text:span text:style-name="T44">roprietorship </text:span><text:span text:style-name="T47">business </text:span><text:span text:style-name="T48">classification.</text:span><text:span text:style-name="T39"> </text:span><text:span text:style-name="T49">T</text:span><text:span text:style-name="T38">herefore, a</text:span><text:span text:style-name="T50">l</text:span><text:span text:style-name="T51">l remaining assets, including among others, Intellectual Properties </text:span><text:span text:style-name="T52">(IP)</text:span><text:span text:style-name="T51">, of the </text:span><text:span text:style-name="T27">Corporation </text:span><text:span text:style-name="T53">are</text:span><text:span text:style-name="T54"> </text:span><text:span text:style-name="T51">transfered to the Beneficial Owner, SYSON, MICHAEL B.</text:span></text:p>
      <text:p text:style-name="P33"/>
      <text:p text:style-name="P31"><text:span text:style-name="T1"><text:tab/></text:span><text:span text:style-name="T30">In both resolutions, I certify t</text:span><text:span text:style-name="T1">hat </text:span><text:bookmark-start text:name="__DdeLink__706_2199011841"/><text:span text:style-name="T1">all</text:span><text:bookmark-end text:name="__DdeLink__706_2199011841"/><text:span text:style-name="T1"> matters set forth </text:span><text:span text:style-name="T31">here </text:span><text:span text:style-name="T1">have been made in good faith, duly verified by me and to the best of my knowledge and belief, are true and correct.</text:span></text:p>
      <text:p text:style-name="P10"/>
      <text:p text:style-name="P18"><text:span text:style-name="T1"><text:tab/>IN WITNESS WHEREOF, I have hereunto set my hand this __ day of </text:span><text:span text:style-name="T66">June</text:span><text:span text:style-name="T1"> of </text:span><text:span text:style-name="T64">20</text:span><text:span text:style-name="T67">21</text:span><text:span text:style-name="T1">.</text:span></text:p>
      <text:p text:style-name="P9"/>
      <text:p text:style-name="P9"/>
      <text:p text:style-name="P3">_____________________________</text:p>
      <text:p text:style-name="P6"><text:span text:style-name="T1"><text:s text:c="6"/><text:tab/> <text:s text:c="7"/><text:tab/> <text:s text:c="6"/></text:span><text:span text:style-name="T32">SYSON, MICHAEL B.</text:span></text:p>
      <text:p text:style-name="P1"><text:s text:c="14"/>President</text:p>
      <text:p text:style-name="P5"/>
      <text:p text:style-name="P4"><text:span text:style-name="T1">Subscribed and sworn to before me in </text:span><text:span text:style-name="T64">Marikina City</text:span><text:span text:style-name="T1">, on this ___ day of </text:span><text:span text:style-name="T68">June </text:span><text:span text:style-name="T64"><text:s/>20</text:span><text:span text:style-name="T69">21</text:span><text:span text:style-name="T1">, affiant, </text:span><text:span text:style-name="T70">SYSON, MICHAEL B.</text:span><text:span text:style-name="T33">,</text:span><text:span text:style-name="T1"> who exhibited to me his </text:span><text:span text:style-name="T34">Unified Multi-purpose Identification (</text:span><text:span text:style-name="T1">ID</text:span><text:span text:style-name="T34">)</text:span><text:span text:style-name="T1"> </text:span><text:span text:style-name="T34">Card with ID </text:span><text:span text:style-name="T1">No. </text:span><text:span text:style-name="T35">CRN-</text:span><text:span text:style-name="T37">1234-1234567-1</text:span><text:span text:style-name="T1">.</text:span></text:p>
      <text:p text:style-name="P2"/>
      <text:p text:style-name="P27">NOTARY PUBLIC</text:p>
      <text:p text:style-name="P28">My commission expires on __________</text:p>
      <text:p text:style-name="P28">Commission serial no. ______________</text:p>
      <text:p text:style-name="P28">Place of commission________________</text:p>
      <text:p text:style-name="P28">Office address_____________________</text:p>
      <text:p text:style-name="P28">Roll No. ___________ IBP No. _______</text:p>
      <text:p text:style-name="P28">PTR No. ____ Place ______ Date______</text:p>
      <text:p text:style-name="P7"/>
      <text:p text:style-name="P29">Doc. No. ___________;</text:p>
      <text:p text:style-name="P29">Page No. ___________;</text:p>
      <text:p text:style-name="P29">Book No. __________ ;</text:p>
      <text:p text:style-name="P29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126</meta:editing-cycles>
    <meta:creation-date>2018-11-07T12:17:00</meta:creation-date>
    <dc:date>2021-06-24T17:16:46.209777790</dc:date>
    <meta:editing-duration>PT1H30M45S</meta:editing-duration>
    <meta:generator>LibreOffice/6.4.6.2$Linux_X86_64 LibreOffice_project/40$Build-2</meta:generator>
    <meta:document-statistic meta:table-count="0" meta:image-count="0" meta:object-count="0" meta:page-count="1" meta:paragraph-count="31" meta:word-count="356" meta:character-count="2455" meta:non-whitespace-character-count="2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